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9ba" officeooo:paragraph-rsid="001599ba"/>
    </style:style>
    <style:style style:name="P2" style:family="paragraph" style:parent-style-name="Standard">
      <style:text-properties officeooo:rsid="0016fa6b" officeooo:paragraph-rsid="0016fa6b"/>
    </style:style>
    <style:style style:name="P3" style:family="paragraph" style:parent-style-name="Standard">
      <style:text-properties officeooo:rsid="0018971b" officeooo:paragraph-rsid="001b867f"/>
    </style:style>
    <style:style style:name="T1" style:family="text">
      <style:text-properties officeooo:rsid="001a4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us sommes l’entreprise SnowStorm LTD, et aujourd’hui nous allons vous présenter, de ce qui est la suite du projet StoneHearth. Après avoir précédemment présenté <text:s/>la partie analyse du projet de StoneHearth nous allons aujourd’hui introduire et vous montrer l’avancement du projet au niveau de la conception.</text:p>
      <text:p text:style-name="P1">Nous sommes maintenant une petite équipe réduite à 4 personnes maintenant, qui sont ….</text:p>
      <text:p text:style-name="P1">Dans cette présentation, nous allons voir la conception architecturale, c’est-à-dire la découpe structurelle du diagramme de classe métier. Les différentes et interfaces identifiées, et les diagrammes de séquence inter-composant qui montre donc les interactions entre composants</text:p>
      <text:p text:style-name="P1">Ensuite nous allons, voir quelques Tests d’Intégrations, la Factory qui permet d’instancier les composants et nous allons finir sur la conception détaillée.</text:p>
      <text:p text:style-name="P1"/>
      <text:p text:style-name="P2">Au niveau des Tests d’intégrations, on a donc pour le Composant Carte, ici nous n’avons qu’un composant bout de chaîne, c’est à dire qu’il ne requiert aucune interface/composant, elle ne fait que fournir l’interface Icarte. Pour le test, nous avons donc un GestTestCarte qui possède une implantation de Icarte qui est vraisemblablement le GestICarte.</text:p>
      <text:p text:style-name="P3">Il y a une méthode Test, qui va vérifier les bons fonctionnement de l’interface fournie <text:span text:style-name="T1">(en faisant des appels au sut)</text:span>, c’est-à-dire l’ajout de carte et le get random cart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9:28.310000000</meta:creation-date>
    <dc:date>2017-12-16T10:49:04.607000000</dc:date>
    <meta:editing-duration>PT19M35S</meta:editing-duration>
    <meta:editing-cycles>8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6" meta:word-count="202" meta:character-count="1351" meta:non-whitespace-character-count="1154"/>
  </office:meta>
</office:document-meta>
</file>